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5.1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74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1.29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2.26mm"/>
    </style:style>
    <style:style style:name="co44" style:family="table-column">
      <style:table-column-properties fo:break-before="auto" style:column-width="18.82mm"/>
    </style:style>
    <style:style style:name="co45" style:family="table-column">
      <style:table-column-properties fo:break-before="auto" style:column-width="13.39mm"/>
    </style:style>
    <style:style style:name="co46" style:family="table-column">
      <style:table-column-properties fo:break-before="auto" style:column-width="9.07mm"/>
    </style:style>
    <style:style style:name="co47" style:family="table-column">
      <style:table-column-properties fo:break-before="auto" style:column-width="16.79mm"/>
    </style:style>
    <style:style style:name="co48" style:family="table-column">
      <style:table-column-properties fo:break-before="auto" style:column-width="15.2mm"/>
    </style:style>
    <style:style style:name="co49" style:family="table-column">
      <style:table-column-properties fo:break-before="auto" style:column-width="14.36mm"/>
    </style:style>
    <style:style style:name="co50" style:family="table-column">
      <style:table-column-properties fo:break-before="auto" style:column-width="15.42mm"/>
    </style:style>
    <style:style style:name="co51" style:family="table-column">
      <style:table-column-properties fo:break-before="auto" style:column-width="22.91mm"/>
    </style:style>
    <style:style style:name="co52" style:family="table-column">
      <style:table-column-properties fo:break-before="auto" style:column-width="22.68mm"/>
    </style:style>
    <style:style style:name="co53" style:family="table-column">
      <style:table-column-properties fo:break-before="auto" style:column-width="21.55mm"/>
    </style:style>
    <style:style style:name="co54" style:family="table-column">
      <style:table-column-properties fo:break-before="auto" style:column-width="20.87mm"/>
    </style:style>
    <style:style style:name="co55" style:family="table-column">
      <style:table-column-properties fo:break-before="auto" style:column-width="22.01mm"/>
    </style:style>
    <style:style style:name="co56" style:family="table-column">
      <style:table-column-properties fo:break-before="auto" style:column-width="10.42mm"/>
    </style:style>
    <style:style style:name="co57" style:family="table-column">
      <style:table-column-properties fo:break-before="auto" style:column-width="22.45mm"/>
    </style:style>
    <style:style style:name="co58" style:family="table-column">
      <style:table-column-properties fo:break-before="auto" style:column-width="24.75mm"/>
    </style:style>
    <style:style style:name="co59" style:family="table-column">
      <style:table-column-properties fo:break-before="auto" style:column-width="123.53mm"/>
    </style:style>
    <style:style style:name="co60" style:family="table-column">
      <style:table-column-properties fo:break-before="auto" style:column-width="20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/>
    <style:style style:name="ce11" style:family="table-cell" style:parent-style-name="Default" style:data-style-name="N100">
      <style:table-cell-properties fo:background-color="#e8e8e8"/>
    </style:style>
    <style:style style:name="ce3" style:family="table-cell" style:parent-style-name="Default" style:data-style-name="N100">
      <style:text-properties fo:color="#15156c"/>
    </style:style>
    <style:style style:name="ce1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4" style:family="table-cell" style:parent-style-name="Default" style:data-style-name="N100">
      <style:table-cell-properties fo:background-color="#f5c9c9"/>
    </style:style>
    <style:style style:name="ce23" style:family="table-cell" style:parent-style-name="Default" style:data-style-name="N100">
      <style:table-cell-properties fo:background-color="#96d9b7"/>
    </style:style>
    <style:style style:name="ce19" style:family="table-cell" style:parent-style-name="Default" style:data-style-name="N100">
      <style:table-cell-properties fo:background-color="#d0d0d0"/>
    </style:style>
    <style:style style:name="ce21" style:family="table-cell" style:parent-style-name="Default" style:data-style-name="N100">
      <style:table-cell-properties fo:background-color="#eea0ab"/>
    </style:style>
    <style:style style:name="ce12" style:family="table-cell" style:parent-style-name="Default" style:data-style-name="N100">
      <style:table-cell-properties fo:background-color="#f5c9c9"/>
      <style:text-properties style:use-window-font-color="true"/>
    </style:style>
    <style:style style:name="ce22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6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6" table:default-cell-style-name="ce10"/>
        <table:table-column table:style-name="co9" table:default-cell-style-name="ce10"/>
        <table:table-column table:style-name="co10" table:default-cell-style-name="ce10"/>
        <table:table-column table:style-name="co4" table:default-cell-style-name="ce10"/>
        <table:table-column table:style-name="co11" table:default-cell-style-name="ce10"/>
        <table:table-column table:style-name="co12" table:default-cell-style-name="ce10"/>
        <table:table-column table:style-name="co6" table:default-cell-style-name="ce10"/>
        <table:table-column table:style-name="co11" table:default-cell-style-name="ce10"/>
        <table:table-column table:style-name="co13" table:default-cell-style-name="ce10"/>
        <table:table-column table:style-name="co14" table:default-cell-style-name="ce10"/>
        <table:table-column table:style-name="co9" table:default-cell-style-name="ce10"/>
        <table:table-column table:style-name="co2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1" table:default-cell-style-name="ce10"/>
        <table:table-column table:style-name="co7" table:default-cell-style-name="ce10"/>
        <table:table-column table:style-name="co18" table:default-cell-style-name="ce10"/>
        <table:table-column table:style-name="co7" table:default-cell-style-name="ce10"/>
        <table:table-column table:style-name="co19" table:default-cell-style-name="ce10"/>
        <table:table-column table:style-name="co20" table:default-cell-style-name="ce10"/>
        <table:table-column table:style-name="co11" table:default-cell-style-name="ce10"/>
        <table:table-column table:style-name="co21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26" table:default-cell-style-name="ce10"/>
        <table:table-column table:style-name="co27" table:default-cell-style-name="ce10"/>
        <table:table-column table:style-name="co28" table:default-cell-style-name="ce10"/>
        <table:table-column table:style-name="co29" table:default-cell-style-name="ce10"/>
        <table:table-column table:style-name="co28" table:default-cell-style-name="ce10"/>
        <table:table-column table:style-name="co30" table:default-cell-style-name="ce10"/>
        <table:table-column table:style-name="co23" table:default-cell-style-name="ce10"/>
        <table:table-column table:style-name="co31" table:default-cell-style-name="ce10"/>
        <table:table-column table:style-name="co11" table:number-columns-repeated="2" table:default-cell-style-name="ce10"/>
        <table:table-column table:style-name="co32" table:number-columns-repeated="979" table:default-cell-style-name="ce1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WMZ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А 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1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 office:value-type="string" calcext:value-type="string">
            <text:p>рх.нпсл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E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ETHW met</text:p>
          </table:table-cell>
          <table:table-cell table:style-name="ce11" office:value-type="string" calcext:value-type="string">
            <text:p>KAS</text:p>
          </table:table-cell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USDT txbit</text:p>
          </table:table-cell>
          <table:table-cell table:style-name="ce11" office:value-type="string" calcext:value-type="string">
            <text:p>USD txbit</text:p>
          </table:table-cell>
          <table:table-cell table:style-name="ce11" office:value-type="string" calcext:value-type="string">
            <text:p>RXD</text:p>
          </table:table-cell>
          <table:table-cell table:style-name="ce11" table:number-columns-repeated="978"/>
          <table:table-cell table:number-columns-repeated="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8"/>
          <table:table-cell office:value-type="string" calcext:value-type="string">
            <text:p>0.0039245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7"/>
          <table:table-cell office:value-type="string" calcext:value-type="string">
            <text:p>0.003929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7"/>
        </table:table-row>
        <table:table-row table:style-name="ro1">
          <table:table-cell table:number-columns-repeated="24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7"/>
          <table:table-cell office:value-type="string" calcext:value-type="string">
            <text:p>0.003933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5"/>
          <table:table-cell office:value-type="string" calcext:value-type="string">
            <text:p>14.10750000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7"/>
          <table:table-cell office:value-type="string" calcext:value-type="string">
            <text:p>+0.0000027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8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7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6"/>
          <table:table-cell office:value-type="string" calcext:value-type="string">
            <text:p>34.19212500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3"/>
          <table:table-cell office:value-type="string" calcext:value-type="string">
            <text:p>100.598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4"/>
          <table:table-cell office:value-type="string" calcext:value-type="string">
            <text:p>320.46639667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7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4" office:value-type="string" calcext:value-type="string">
            <text:p>-1619.18 </text:p>
          </table:table-cell>
          <table:table-cell table:style-name="ce14" office:value-type="string" calcext:value-type="string">
            <text:p>-1341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15372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14" office:value-type="string" calcext:value-type="string">
            <text:p>-4566.49</text:p>
          </table:table-cell>
          <table:table-cell table:style-name="ce23" office:value-type="string" calcext:value-type="string">
            <text:p>+6580</text:p>
          </table:table-cell>
          <table:table-cell table:number-columns-repeated="3"/>
          <table:table-cell table:style-name="ce23" office:value-type="string" calcext:value-type="string">
            <text:p>+3793</text:p>
          </table:table-cell>
          <table:table-cell table:style-name="ce23" office:value-type="string" calcext:value-type="string">
            <text:p>+176 </text:p>
          </table:table-cell>
          <table:table-cell table:number-columns-repeated="1001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WMZ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А 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1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/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/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ETHW met</text:p>
          </table:table-cell>
          <table:table-cell table:style-name="ce11" office:value-type="string" calcext:value-type="string">
            <text:p>KAS</text:p>
          </table:table-cell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USDT txbit</text:p>
          </table:table-cell>
          <table:table-cell table:style-name="ce11" office:value-type="string" calcext:value-type="string">
            <text:p>USD txbit</text:p>
          </table:table-cell>
          <table:table-cell table:style-name="ce11" office:value-type="string" calcext:value-type="string">
            <text:p>RXD</text:p>
          </table:table-cell>
          <table:table-cell table:style-name="ce11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3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1"/>
          <table:table-cell office:value-type="string" calcext:value-type="string">
            <text:p>0.0036080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5"/>
          <table:table-cell office:value-type="string" calcext:value-type="string">
            <text:p>-1277.4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7"/>
          <table:table-cell office:value-type="string" calcext:value-type="string">
            <text:p>0.0036379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2375.7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4"/>
          <table:table-cell office:value-type="string" calcext:value-type="string">
            <text:p>101.185844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7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4"/>
          <table:table-cell office:value-type="string" calcext:value-type="string">
            <text:p>301.6092841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/>
          <table:table-cell office:value-type="string" calcext:value-type="string">
            <text:p>373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/>
          <table:table-cell office:value-type="string" calcext:value-type="string">
            <text:p>-3672.1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6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3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2"/>
          <table:table-cell office:value-type="string" calcext:value-type="string">
            <text:p>-4720.9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2"/>
          <table:table-cell office:value-type="string" calcext:value-type="string">
            <text:p>271.3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2"/>
          <table:table-cell table:style-name="ce14" office:value-type="string" calcext:value-type="string">
            <text:p>-4992.24 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3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table:number-columns-repeated="17"/>
          <table:table-cell table:style-name="ce23" office:value-type="string" calcext:value-type="string">
            <text:p>+6275 </text:p>
          </table:table-cell>
          <table:table-cell table:number-columns-repeated="3"/>
          <table:table-cell table:style-name="ce23" office:value-type="string" calcext:value-type="string">
            <text:p>+12974</text:p>
          </table:table-cell>
          <table:table-cell table:style-name="ce23" office:value-type="string" calcext:value-type="string">
            <text:p>+82 </text:p>
          </table:table-cell>
          <table:table-cell table:number-columns-repeated="2"/>
          <table:table-cell table:style-name="ce14" office:value-type="string" calcext:value-type="string">
            <text:p>-1454.78 </text:p>
          </table:table-cell>
          <table:table-cell table:style-name="ce14" office:value-type="string" calcext:value-type="string">
            <text:p>-1197 </text:p>
          </table:table-cell>
          <table:table-cell table:style-name="ce14" office:value-type="string" calcext:value-type="string">
            <text:p>-1818.52 </text:p>
          </table:table-cell>
          <table:table-cell table:style-name="ce22"/>
          <table:table-cell table:number-columns-repeated="995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WMZ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А 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1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 office:value-type="string" calcext:value-type="string">
            <text:p>рх.нпсл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E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ETHW met</text:p>
          </table:table-cell>
          <table:table-cell table:style-name="ce11" office:value-type="string" calcext:value-type="string">
            <text:p>KAS</text:p>
          </table:table-cell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USDT txbit</text:p>
          </table:table-cell>
          <table:table-cell table:style-name="ce11" office:value-type="string" calcext:value-type="string">
            <text:p>USD txbit</text:p>
          </table:table-cell>
          <table:table-cell table:style-name="ce11" office:value-type="string" calcext:value-type="string">
            <text:p>RXD</text:p>
          </table:table-cell>
          <table:table-cell table:style-name="ce11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8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/>
          <table:table-cell office:value-type="string" calcext:value-type="string">
            <text:p>155.1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2"/>
          <table:table-cell office:value-type="string" calcext:value-type="string">
            <text:p>-278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5"/>
          <table:table-cell office:value-type="string" calcext:value-type="string">
            <text:p>501.954673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2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2"/>
          <table:table-cell office:value-type="string" calcext:value-type="string">
            <text:p>489.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2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348.0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2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5"/>
          <table:table-cell office:value-type="string" calcext:value-type="string">
            <text:p>-266.4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-1873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3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4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/>
          <table:table-cell office:value-type="string" calcext:value-type="string">
            <text:p>411.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/>
          <table:table-cell office:value-type="string" calcext:value-type="string">
            <text:p>-2284.4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/>
          <table:table-cell office:value-type="string" calcext:value-type="string">
            <text:p>18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2"/>
          <table:table-cell office:value-type="string" calcext:value-type="string">
            <text:p>100+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2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7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7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5"/>
          <table:table-cell office:value-type="string" calcext:value-type="string">
            <text:p>1005.3474658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2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2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2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2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Годовой отчёт за 1 год с ноября до ноября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2"/>
          <table:table-cell office:value-type="string" calcext:value-type="string">
            <text:p>-3358.9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7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7"/>
          <table:table-cell office:value-type="string" calcext:value-type="string">
            <text:p>49.5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/>
          <table:table-cell office:value-type="string" calcext:value-type="string">
            <text:p>357.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/>
          <table:table-cell office:value-type="string" calcext:value-type="string">
            <text:p>254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18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/>
          <table:table-cell office:value-type="string" calcext:value-type="string">
            <text:p>-397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2"/>
          <table:table-cell office:value-type="string" calcext:value-type="string">
            <text:p>-4654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7"/>
          <table:table-cell table:style-name="ce12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3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5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3" office:value-type="string" calcext:value-type="string">
            <text:p>+7339.41</text:p>
          </table:table-cell>
          <table:table-cell table:style-name="ce14" office:value-type="string" calcext:value-type="string">
            <text:p>-6629</text:p>
          </table:table-cell>
          <table:table-cell table:style-name="ce23" office:value-type="string" calcext:value-type="string">
            <text:p>+3972</text:p>
          </table:table-cell>
          <table:table-cell table:number-columns-repeated="2"/>
          <table:table-cell table:style-name="ce23" office:value-type="string" calcext:value-type="string">
            <text:p>+4687</text:p>
          </table:table-cell>
          <table:table-cell table:style-name="ce23" office:value-type="string" calcext:value-type="string">
            <text:p>+122</text:p>
          </table:table-cell>
          <table:table-cell/>
          <table:table-cell table:style-name="ce14" office:value-type="string" calcext:value-type="string">
            <text:p>-5179.18 </text:p>
          </table:table-cell>
          <table:table-cell/>
          <table:table-cell table:style-name="ce12" office:value-type="string" calcext:value-type="string">
            <text:p>-808 </text:p>
          </table:table-cell>
          <table:table-cell table:style-name="ce12" office:value-type="string" calcext:value-type="string">
            <text:p>-1418.92</text:p>
          </table:table-cell>
          <table:table-cell table:style-name="ce12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4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WMZ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А 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1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 office:value-type="string" calcext:value-type="string">
            <text:p>рх.нпсл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E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ETHW met</text:p>
          </table:table-cell>
          <table:table-cell table:style-name="ce11" office:value-type="string" calcext:value-type="string">
            <text:p>KAS</text:p>
          </table:table-cell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USDT txbit</text:p>
          </table:table-cell>
          <table:table-cell table:style-name="ce11" office:value-type="string" calcext:value-type="string">
            <text:p>USD txbit</text:p>
          </table:table-cell>
          <table:table-cell table:style-name="ce11" office:value-type="string" calcext:value-type="string">
            <text:p>RXD</text:p>
          </table:table-cell>
          <table:table-cell table:style-name="ce11" table:number-columns-repeated="978"/>
          <table:table-cell table:number-columns-repeated="3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7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7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7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3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8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5"/>
        </table:table-row>
        <table:table-row table:style-name="ro1">
          <table:table-cell table:number-columns-repeated="37"/>
          <table:table-cell table:style-name="Default"/>
          <table:table-cell table:number-columns-repeated="986"/>
        </table:table-row>
        <table:table-row table:style-name="ro1" table:number-rows-repeated="10483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33" table:default-cell-style-name="ce10"/>
        <table:table-column table:style-name="co34" table:default-cell-style-name="ce10"/>
        <table:table-column table:style-name="co35" table:default-cell-style-name="ce10"/>
        <table:table-column table:style-name="co36" table:default-cell-style-name="ce10"/>
        <table:table-column table:style-name="co37" table:default-cell-style-name="ce10"/>
        <table:table-column table:style-name="co38" table:default-cell-style-name="ce10"/>
        <table:table-column table:style-name="co39" table:default-cell-style-name="ce10"/>
        <table:table-column table:style-name="co40" table:default-cell-style-name="ce10"/>
        <table:table-column table:style-name="co34" table:default-cell-style-name="ce10"/>
        <table:table-column table:style-name="co41" table:default-cell-style-name="ce10"/>
        <table:table-column table:style-name="co42" table:number-columns-repeated="2" table:default-cell-style-name="ce10"/>
        <table:table-column table:style-name="co7" table:default-cell-style-name="ce10"/>
        <table:table-column table:style-name="co34" table:default-cell-style-name="ce10"/>
        <table:table-column table:style-name="co42" table:default-cell-style-name="ce10"/>
        <table:table-column table:style-name="co10" table:default-cell-style-name="ce10"/>
        <table:table-column table:style-name="co43" table:default-cell-style-name="ce10"/>
        <table:table-column table:style-name="co44" table:default-cell-style-name="ce10"/>
        <table:table-column table:style-name="co37" table:default-cell-style-name="ce10"/>
        <table:table-column table:style-name="co35" table:default-cell-style-name="ce10"/>
        <table:table-column table:style-name="co43" table:default-cell-style-name="ce10"/>
        <table:table-column table:style-name="co45" table:default-cell-style-name="ce10"/>
        <table:table-column table:style-name="co46" table:default-cell-style-name="ce10"/>
        <table:table-column table:style-name="co43" table:default-cell-style-name="ce10"/>
        <table:table-column table:style-name="co47" table:default-cell-style-name="ce10"/>
        <table:table-column table:style-name="co48" table:default-cell-style-name="ce10"/>
        <table:table-column table:style-name="co49" table:default-cell-style-name="ce10"/>
        <table:table-column table:style-name="co50" table:default-cell-style-name="ce10"/>
        <table:table-column table:style-name="co43" table:default-cell-style-name="ce10"/>
        <table:table-column table:style-name="co51" table:default-cell-style-name="ce10"/>
        <table:table-column table:style-name="co52" table:number-columns-repeated="2" table:default-cell-style-name="ce10"/>
        <table:table-column table:style-name="co53" table:default-cell-style-name="ce10"/>
        <table:table-column table:style-name="co54" table:default-cell-style-name="ce10"/>
        <table:table-column table:style-name="co36" table:default-cell-style-name="ce10"/>
        <table:table-column table:style-name="co55" table:default-cell-style-name="ce10"/>
        <table:table-column table:style-name="co56" table:default-cell-style-name="ce10"/>
        <table:table-column table:style-name="co57" table:default-cell-style-name="ce10"/>
        <table:table-column table:style-name="co43" table:number-columns-repeated="2" table:default-cell-style-name="ce10"/>
        <table:table-column table:style-name="co57" table:default-cell-style-name="ce10"/>
        <table:table-column table:style-name="co45" table:default-cell-style-name="ce10"/>
        <table:table-column table:style-name="co38" table:default-cell-style-name="ce10"/>
        <table:table-column table:style-name="co47" table:default-cell-style-name="ce10"/>
        <table:table-column table:style-name="co32" table:number-columns-repeated="979" table:default-cell-style-name="ce1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1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/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 table:number-columns-repeated="9"/>
          <table:table-cell table:style-name="ce11" office:value-type="string" calcext:value-type="string">
            <text:p>Kry с</text:p>
          </table:table-cell>
          <table:table-cell table:style-name="ce11"/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/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 table:number-columns-repeated="9"/>
          <table:table-cell table:style-name="ce11" office:value-type="string" calcext:value-type="string">
            <text:p>Kry с</text:p>
          </table:table-cell>
          <table:table-cell table:style-name="ce11"/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/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 -и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 table:number-columns-repeated="9"/>
          <table:table-cell table:style-name="ce11" office:value-type="string" calcext:value-type="string">
            <text:p>Kry с</text:p>
          </table:table-cell>
          <table:table-cell table:style-name="ce11"/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 -и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1"/>
          <table:table-cell table:number-columns-repeated="2" table:style-name="ce26" office:value-type="string" calcext:value-type="string">
            <text:p>расх б</text:p>
          </table:table-cell>
          <table:table-cell table:style-name="ce26" table:number-columns-repeated="2"/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1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/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4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1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4" office:value-type="string" calcext:value-type="string">
            <text:p>-28306</text:p>
          </table:table-cell>
          <table:table-cell table:number-columns-repeated="3"/>
          <table:table-cell table:style-name="ce14" office:value-type="string" calcext:value-type="string">
            <text:p>-2278.55</text:p>
          </table:table-cell>
          <table:table-cell/>
          <table:table-cell table:style-name="ce1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1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4" office:value-type="string" calcext:value-type="string">
            <text:p>-2080.1 </text:p>
          </table:table-cell>
          <table:table-cell table:style-name="ce14" office:value-type="string" calcext:value-type="string">
            <text:p>-1127 </text:p>
          </table:table-cell>
          <table:table-cell table:style-name="ce1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4" office:value-type="string" calcext:value-type="string">
            <text:p>+18024</text:p>
          </table:table-cell>
          <table:table-cell table:style-name="ce1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1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" table:style-name="ta1">
        <office:forms form:automatic-focus="false" form:apply-design-mode="false"/>
        <table:table-column table:style-name="co58" table:default-cell-style-name="ce10"/>
        <table:table-column table:style-name="co59" table:default-cell-style-name="ce10"/>
        <table:table-column table:style-name="co60" table:default-cell-style-name="ce10"/>
        <table:table-column table:style-name="co32" table:number-columns-repeated="1021" table:default-cell-style-name="ce10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/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/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4">00.00.0000</text:date>, <text:time style:data-style-name="N2" text:time-value="21:40:55.37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2-04T21:46:16.423000000</dc:date>
    <meta:editing-duration>P4DT15H8M32S</meta:editing-duration>
    <meta:editing-cycles>1643</meta:editing-cycles>
    <meta:document-statistic meta:table-count="3" meta:cell-count="5056" meta:object-count="0"/>
    <meta:user-defined meta:name="qrichtext">1</meta:user-defined>
  </office:meta>
</office:document-meta>
</file>